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09c5" officeooo:paragraph-rsid="001409c5"/>
    </style:style>
    <style:style style:name="P2" style:family="paragraph" style:parent-style-name="Standard">
      <style:text-properties officeooo:rsid="0015c1b0" officeooo:paragraph-rsid="0015c1b0"/>
    </style:style>
    <style:style style:name="P3" style:family="paragraph" style:parent-style-name="Standard">
      <style:text-properties officeooo:rsid="0015c1b0" officeooo:paragraph-rsid="0022f272"/>
    </style:style>
    <style:style style:name="P4" style:family="paragraph" style:parent-style-name="Standard">
      <style:text-properties officeooo:rsid="0015c1b0" officeooo:paragraph-rsid="0027a2c0"/>
    </style:style>
    <style:style style:name="P5" style:family="paragraph" style:parent-style-name="Standard">
      <style:text-properties officeooo:rsid="00164b68" officeooo:paragraph-rsid="00164b68"/>
    </style:style>
    <style:style style:name="P6" style:family="paragraph" style:parent-style-name="Standard">
      <style:text-properties officeooo:rsid="001b1f89" officeooo:paragraph-rsid="001b1f89"/>
    </style:style>
    <style:style style:name="P7" style:family="paragraph" style:parent-style-name="Standard">
      <style:text-properties officeooo:paragraph-rsid="0015c1b0"/>
    </style:style>
    <style:style style:name="P8" style:family="paragraph" style:parent-style-name="Standard">
      <style:text-properties officeooo:rsid="001ba06a" officeooo:paragraph-rsid="001ba06a"/>
    </style:style>
    <style:style style:name="P9" style:family="paragraph" style:parent-style-name="Standard">
      <style:text-properties officeooo:paragraph-rsid="001d9370"/>
    </style:style>
    <style:style style:name="P10" style:family="paragraph" style:parent-style-name="Standard">
      <style:text-properties officeooo:rsid="002917b2" officeooo:paragraph-rsid="002917b2"/>
    </style:style>
    <style:style style:name="P11" style:family="paragraph" style:parent-style-name="Standard">
      <style:text-properties officeooo:rsid="001b1f89" officeooo:paragraph-rsid="002917b2"/>
    </style:style>
    <style:style style:name="P12" style:family="paragraph" style:parent-style-name="Standard">
      <style:text-properties officeooo:paragraph-rsid="002917b2"/>
    </style:style>
    <style:style style:name="P13" style:family="paragraph" style:parent-style-name="Standard">
      <style:text-properties officeooo:paragraph-rsid="002cff2a"/>
    </style:style>
    <style:style style:name="T1" style:family="text">
      <style:text-properties officeooo:rsid="00164b68"/>
    </style:style>
    <style:style style:name="T2" style:family="text">
      <style:text-properties officeooo:rsid="0016b127"/>
    </style:style>
    <style:style style:name="T3" style:family="text">
      <style:text-properties officeooo:rsid="00189111"/>
    </style:style>
    <style:style style:name="T4" style:family="text">
      <style:text-properties officeooo:rsid="001bed93"/>
    </style:style>
    <style:style style:name="T5" style:family="text">
      <style:text-properties officeooo:rsid="0015c1b0"/>
    </style:style>
    <style:style style:name="T6" style:family="text">
      <style:text-properties officeooo:rsid="001c3fdf"/>
    </style:style>
    <style:style style:name="T7" style:family="text">
      <style:text-properties officeooo:rsid="001ed979"/>
    </style:style>
    <style:style style:name="T8" style:family="text">
      <style:text-properties officeooo:rsid="0021aee2"/>
    </style:style>
    <style:style style:name="T9" style:family="text">
      <style:text-properties officeooo:rsid="00225a98"/>
    </style:style>
    <style:style style:name="T10" style:family="text">
      <style:text-properties officeooo:rsid="00229b6b"/>
    </style:style>
    <style:style style:name="T11" style:family="text">
      <style:text-properties officeooo:rsid="0022f244"/>
    </style:style>
    <style:style style:name="T12" style:family="text">
      <style:text-properties officeooo:rsid="0022f272"/>
    </style:style>
    <style:style style:name="T13" style:family="text">
      <style:text-properties officeooo:rsid="00246f75"/>
    </style:style>
    <style:style style:name="T14" style:family="text">
      <style:text-properties officeooo:rsid="0026164b"/>
    </style:style>
    <style:style style:name="T15" style:family="text">
      <style:text-properties officeooo:rsid="0027a2c0"/>
    </style:style>
    <style:style style:name="T16" style:family="text">
      <style:text-properties officeooo:rsid="001409c5"/>
    </style:style>
    <style:style style:name="T17" style:family="text">
      <style:text-properties officeooo:rsid="0028572f"/>
    </style:style>
    <style:style style:name="T18" style:family="text">
      <style:text-properties officeooo:rsid="002917b2"/>
    </style:style>
    <style:style style:name="T19" style:family="text">
      <style:text-properties officeooo:rsid="002a5231"/>
    </style:style>
    <style:style style:name="T20" style:family="text">
      <style:text-properties officeooo:rsid="001b1f89"/>
    </style:style>
    <style:style style:name="T21" style:family="text">
      <style:text-properties officeooo:rsid="002c9b56"/>
    </style:style>
    <style:style style:name="T22" style:family="text">
      <style:text-properties officeooo:rsid="002cff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Гришутенко Павел Петрович, <text:span text:style-name="T2">ИВТ 1 группа 2 подгруппа, 10 сентября 2020.</text:span></text:p>
      <text:p text:style-name="P5"/>
      <text:p text:style-name="P1">1. Поисковая система <text:span text:style-name="T1">G</text:span>oogle</text:p>
      <text:p text:style-name="P9"><text:span text:style-name="T5">Обзор: </text:span><text:span text:style-name="T3">Google популярная поисковая система задача которой выдавать наиболее подходящий к запросу ответ. </text:span><text:span text:style-name="T4">К преимуществам системы является возможность поиска по веб-страницам, местам, книгам, картинкам, видео фрагментам. К плюсам системы можно отнести корректный поиск при использовании ряда спецсимволов, </text:span><text:span text:style-name="T7">а также возможность добавить свои ресурсы для обработки в поискового робота. </text:span><text:span text:style-name="T4">К минусам системы можно отнести привязку поисковой выдачи к прошлым запросам, что может приводить к сужению окружающей информации. </text:span></text:p>
      <text:p text:style-name="P6">Команды в языке запроса:</text:p>
      <text:p text:style-name="P6"/>
      <text:p text:style-name="P6"><text:tab/>-<text:span text:style-name="T18">allintitle: Запрос — команда ищет все слова запроса в заголовках страниц.</text:span></text:p>
      <text:p text:style-name="P6"><text:tab/><text:span text:style-name="T18">allinurl: Запрос — поиск запроса в url сайт</text:span><text:span text:style-name="T19">ов</text:span><text:span text:style-name="T18">.</text:span></text:p>
      <text:p text:style-name="P11"><text:tab/><text:span text:style-name="T18">cacsh: Запрос — ищет последнюю копию проиндексированной страницы из запроса.</text:span></text:p>
      <text:p text:style-name="P11"><text:tab/><text:span text:style-name="T21">allinanchor: Запрос — выдает сайты на ссылаются указанные слова.</text:span></text:p>
      <text:p text:style-name="P11"><text:tab/>-<text:span text:style-name="T21">allinlinks: Запрос — поиск запроса в тексте ссылок.</text:span></text:p>
      <text:p text:style-name="P11"><text:tab/>-<text:span text:style-name="T21">allintext: Запрос — поиск запроса только на страницах в текстах.</text:span></text:p>
      <text:p text:style-name="P11"><text:tab/><text:span text:style-name="T21">define: Запрос — ищет определение заданному запросу.</text:span></text:p>
      <text:p text:style-name="P11"><text:tab/><text:span text:style-name="T21">filetype:ТИП Запрос - <text:s/>ищет слова запроса в указанном типе файла.</text:span></text:p>
      <text:p text:style-name="P12"><text:span text:style-name="T20"><text:tab/></text:span><text:span text:style-name="T21">intext: Запр</text:span><text:span text:style-name="T22">о</text:span><text:span text:style-name="T21">с — </text:span><text:span text:style-name="T22">ищет запрос на страницах между тегами body.</text:span></text:p>
      <text:p text:style-name="P13"><text:span text:style-name="T20"><text:tab/></text:span><text:span text:style-name="T21">intitle: Запрос — </text:span><text:span text:style-name="T22">ищет запрос на страницах между тегами title.</text:span></text:p>
      <text:p text:style-name="P13"><text:span text:style-name="T20"><text:tab/></text:span><text:span text:style-name="T21">inurl: </text:span><text:span text:style-name="T22">Запрос </text:span><text:span text:style-name="T21">— </text:span><text:span text:style-name="T22">поиск запроса в тексте url.</text:span></text:p>
      <text:p text:style-name="P13"><text:span text:style-name="T20"><text:tab/></text:span><text:span text:style-name="T21">related: </text:span><text:span text:style-name="T22">Сайт </text:span><text:span text:style-name="T21">— </text:span><text:span text:style-name="T22">ищет похожие сайты.</text:span></text:p>
      <text:p text:style-name="P12"><text:span text:style-name="T20"><text:tab/></text:span><text:span text:style-name="T21">site: </text:span><text:span text:style-name="T22">Сайт — показывает проиндексированные страницы сайта.</text:span></text:p>
      <text:p text:style-name="P11"/>
      <text:p text:style-name="P10"><text:s/></text:p>
      <text:p text:style-name="P7"><text:span text:style-name="T5">Вывод: </text:span><text:span text:style-name="T6">Google является самой популярной поисковой системой в мире, потому что подходит для поиска совершенно любой информации различным кругом лиц, </text:span><text:span text:style-name="T18">врачами, учителями, инженерами, учениками и т. д.</text:span></text:p>
      <text:p text:style-name="P1">2. Поисковая система Bing</text:p>
      <text:p text:style-name="P2">Обзор: <text:span text:style-name="T8">Bing поисковая система разработанная Microsoft. Преимуществом этой системы является глубокая оценка перекрестных связей web-ресурсов, входящих в состав базы поисковой системы. Это дает возможность точнее подбирать похожие по теме ресурсы. К плюсам также можно отнести хороший анализ видео запросов. </text:span><text:span text:style-name="T9">К минусам системы можно отнести поиск по ключевым словам, он не так хорош, как у конкурентов.</text:span></text:p>
      <text:p text:style-name="P6">Команды в языке запроса:</text:p>
      <text:p text:style-name="P2">Вывод: <text:span text:style-name="T17">система может быть использована любым человеком, как альтернатива другим системам или для лучшего поиска смежной информации в сети.</text:span></text:p>
      <text:p text:style-name="P1">3. Поисковая система Яндекс</text:p>
      <text:p text:style-name="P3">Обзор: <text:span text:style-name="T10">К главному плюсу Яндекс можно отнести лучший по сравнению с другими системами поиск русскоязычных ресурсов, </text:span><text:span text:style-name="T12">хорошо разбирает опечатки</text:span><text:span text:style-name="T10">. Также Яндекс ранжирует пиратские ресурсы, что может быть полезно при поиске, например редкой книги. К минусам системы можно отнести слабый поиск в англоязычном сегменте Интернет, </text:span><text:span text:style-name="T12">система не распознает </text:span><text:span text:style-name="T4">спецсимвол</text:span><text:span text:style-name="T12">ы,</text:span><text:span text:style-name="T10"> </text:span><text:span text:style-name="T11">а так же индивидуальное для пользова</text:span><text:span text:style-name="T13">телей </text:span><text:span text:style-name="T11">ранжирование с навязыванием сервисов и услуг</text:span></text:p>
      <text:p text:style-name="P6">Команды в языке запроса:</text:p>
      <text:p text:style-name="P2">Вывод: <text:span text:style-name="T14">Яндекс хорошо </text:span><text:span text:style-name="T12">подходит для русскоговорящего населения земли </text:span><text:span text:style-name="T14">для поиска любой информации.</text:span></text:p>
      <text:p text:style-name="P1">4. Поисковая система DuckDuckGo</text:p>
      <text:p text:style-name="P4">Обзор: <text:span text:style-name="T16">DuckDuckGo </text:span><text:span text:style-name="T15">интересная поисковая система, основной отличительной особенностью которой является отсутствие сбора данных поисковых запросов пользователя с целью </text:span><text:soft-page-break/><text:span text:style-name="T15">персонализировать поисковую выдачу. Часто в поисковой выдаче можно встретить ресурсы, которые другие поисковые системы не предлагают.</text:span></text:p>
      <text:p text:style-name="P6">Команды в языке запроса:</text:p>
      <text:p text:style-name="P2">Вывод: <text:span text:style-name="T15">поисковая система подойдет тем, кто хочет искать информацию точно указанную в запросе, обычно это люди которым важна актуальность и точность информации, например, журналистам. </text:span></text:p>
      <text:p text:style-name="P2"/>
      <text:p text:style-name="P2"/>
      <text:p text:style-name="P2"/>
      <text:p text:style-name="P8">Источники информации.</text:p>
      <text:p text:style-name="P2"><text:a xlink:type="simple" xlink:href="https://sitechecker.pro/ru/search-engines/" text:style-name="Internet_20_link" text:visited-style-name="Visited_20_Internet_20_Link">https://sitechecker.pro/ru/search-engines/</text:a></text:p>
      <text:p text:style-name="P2"><text:a xlink:type="simple" xlink:href="https://support.google.com/webmasters/answer/70897?hl=ru" text:style-name="Internet_20_link" text:visited-style-name="Visited_20_Internet_20_Link">https://support.google.com/webmasters/answer/70897?hl=ru</text:a></text:p>
      <text:p text:style-name="P2"><text:a xlink:type="simple" xlink:href="https://vc.ru/flood/1719-bing-ili-ne-bing-vot-v-chyom-vopros" text:style-name="Internet_20_link" text:visited-style-name="Visited_20_Internet_20_Link">https://vc.ru/flood/1719-bing-ili-ne-bing-vot-v-chyom-vopros</text:a></text:p>
      <text:p text:style-name="P2"><text:a xlink:type="simple" xlink:href="https://ru.wikipedia.org/wiki/Яндекс_(поисковая_система" text:style-name="Internet_20_link" text:visited-style-name="Visited_20_Internet_20_Link">https://ru.wikipedia.org/wiki/%D0%AF%D0%BD%D0%B4%D0%B5%D0%BA%D1%81_(%D0%BF%D0%BE%D0%B8%D1%81%D0%BA%D0%BE%D0%B2%D0%B0%D1%8F_%D1%81%D0%B8%D1%81%D1%82%D0%B5%D0%BC%D0%B0</text:a>)</text:p>
      <text:p text:style-name="P2"><text:a xlink:type="simple" xlink:href="https://w1d.de/seo-suchmaschinenoptimierung/geheime-suchbefehle-google/" text:style-name="Internet_20_link" text:visited-style-name="Visited_20_Internet_20_Link">https://w1d.de/seo-suchmaschinenoptimierung/geheime-suchbefehle-google/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08:13:15.905350584</meta:creation-date>
    <dc:date>2020-09-27T22:23:43.077690573</dc:date>
    <meta:editing-duration>PT3H18M9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449" meta:character-count="3722" meta:non-whitespace-character-count="3280"/>
  </office:meta>
</office:document-meta>
</file>